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top="0.282cm" fo:margin-bottom="0.282cm" style:writing-mode="lr-tb"/>
    </style:style>
    <style:style style:name="T1_1" style:family="text">
      <style:text-properties fo:background-color="#cbcbcb" fo:color="#fa7a09" style:font-name="Trebuchet MS" fo:font-size="33pt" style:font-name-asian="Trebuchet MS" style:font-size-asian="33pt" style:font-name-complex="Trebuchet MS" style:font-size-complex="33pt" fo:font-weight="bold" style:font-weight-asian="bold" style:font-weight-complex="bold"/>
    </style:style>
    <style:style style:name="T1_2" style:family="text">
      <style:text-properties fo:background-color="#cbcbcb" fo:color="#fa7a09" style:font-name="Trebuchet MS" fo:font-size="33pt" style:font-name-asian="Trebuchet MS" style:font-size-asian="33pt" style:font-name-complex="Trebuchet MS" style:font-size-complex="33pt" fo:font-weight="bold" style:font-weight-asian="bold" style:font-weight-complex="bold"/>
    </style:style>
    <style:style style:name="T1_3" style:family="text">
      <style:text-properties fo:background-color="#cbcbcb" fo:color="#fa7a09" style:font-name="Trebuchet MS" fo:font-size="33pt" style:font-name-asian="Trebuchet MS" style:font-size-asian="33pt" style:font-name-complex="Trebuchet MS" style:font-size-complex="33pt" fo:font-weight="bold" style:font-weight-asian="bold" style:font-weight-complex="bold"/>
    </style:style>
    <style:style style:name="T1_4" style:family="text">
      <style:text-properties fo:background-color="#cbcbcb" fo:color="#fa7a09" style:font-name="Trebuchet MS" fo:font-size="33pt" style:font-name-asian="Trebuchet MS" style:font-size-asian="33pt" style:font-name-complex="Trebuchet MS" style:font-size-complex="33pt" fo:font-weight="bold" style:font-weight-asian="bold" style:font-weight-complex="bold"/>
    </style:style>
    <style:style style:name="T1_5" style:family="text">
      <style:text-properties fo:background-color="#cbcbcb" fo:color="#fa7a09" style:font-name="Trebuchet MS" fo:font-size="33pt" style:font-name-asian="Trebuchet MS" style:font-size-asian="33pt" style:font-name-complex="Trebuchet MS" style:font-size-complex="33pt" fo:font-weight="bold" style:font-weight-asian="bold" style:font-weight-complex="bold"/>
    </style:style>
    <style:style style:name="T1_6" style:family="text">
      <style:text-properties fo:background-color="#cbcbcb" fo:color="#fa7a09" style:font-name="Trebuchet MS" fo:font-size="33pt" style:font-name-asian="Trebuchet MS" style:font-size-asian="33pt" style:font-name-complex="Trebuchet MS" style:font-size-complex="33pt" fo:font-weight="bold" style:font-weight-asian="bold" style:font-weight-complex="bold"/>
    </style:style>
    <style:style style:name="T1_7" style:family="text">
      <style:text-properties fo:background-color="#cbcbcb" fo:color="#fa7a09" style:font-name="Trebuchet MS" fo:font-size="33pt" style:font-name-asian="Trebuchet MS" style:font-size-asian="33pt" style:font-name-complex="Trebuchet MS" style:font-size-complex="33pt" fo:font-weight="bold" style:font-weight-asian="bold" style:font-weight-complex="bold"/>
    </style:style>
    <style:style style:name="T1_8" style:family="text">
      <style:text-properties fo:background-color="#cbcbcb" fo:color="#fa7a09" style:font-name="Trebuchet MS" fo:font-size="33pt" style:font-name-asian="Trebuchet MS" style:font-size-asian="33pt" style:font-name-complex="Trebuchet MS" style:font-size-complex="33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2_1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2_2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2_3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2_4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2_5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2_6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2_7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2_8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2_9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2_10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2_11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2_12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2_13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2_14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P3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3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5" style:family="text">
      <style:text-properties fo:background-color="#cbcbcb" fo:color="#3f353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3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1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1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1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1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1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1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1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1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1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2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2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2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2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2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2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2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2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2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29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3_3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31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3_3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3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3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35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3_3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3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3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3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4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4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4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4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4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4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4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4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4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4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5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5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5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5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5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5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5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5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5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5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_6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4" style:family="paragraph" style:parent-style-name="Heading_20_3">
      <style:paragraph-properties fo:break-before="auto" fo:line-height="115%" fo:margin-top="0.494cm" style:writing-mode="lr-tb"/>
    </style:style>
    <style:style style:name="T4_1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_2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_3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_4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_5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_6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_7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_8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_9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_10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5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1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1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1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1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1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1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1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1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1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2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2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2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2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2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2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5_2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6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6_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6_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6_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6_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6_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6_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6_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6_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_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6_1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6_1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6_1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6_1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P7" style:family="paragraph" style:parent-style-name="Heading_20_3">
      <style:paragraph-properties fo:break-before="auto" fo:line-height="115%" fo:margin-top="0.494cm" style:writing-mode="lr-tb"/>
    </style:style>
    <style:style style:name="T7_1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7_2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7_3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7_4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7_5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7_6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8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5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8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1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1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1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1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1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1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1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1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1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2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2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2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2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2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2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2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2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2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2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3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3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3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3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3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3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3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3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3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3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4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4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8_4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9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9_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9_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9_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9_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9_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9_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9_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9_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9_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9_1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_1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_1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9_1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9_1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9_1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P10" style:family="paragraph" style:parent-style-name="Heading_20_3">
      <style:paragraph-properties fo:break-before="auto" fo:line-height="115%" fo:margin-top="0.494cm" style:writing-mode="lr-tb"/>
    </style:style>
    <style:style style:name="T10_1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0_2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0_3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0_4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0_5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0_6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0_7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0_8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11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1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1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12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11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1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1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1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1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1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1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2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1_2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12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12_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1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1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1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1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1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1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2_1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2_1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P13" style:family="paragraph" style:parent-style-name="Heading_20_3">
      <style:paragraph-properties fo:break-before="auto" fo:line-height="115%" fo:margin-top="0.494cm" style:writing-mode="lr-tb"/>
    </style:style>
    <style:style style:name="T13_1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3_2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3_3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3_4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3_5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3_6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14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9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14_10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14_11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14_1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1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1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1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1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4_1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15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15_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5_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5_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5_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5_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5_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5_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5_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5_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5_1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5_1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5_1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5_1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5_1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5_1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5_1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5_1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5_1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5_1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P16" style:family="paragraph" style:parent-style-name="Heading_20_3">
      <style:paragraph-properties fo:break-before="auto" fo:line-height="115%" fo:margin-top="0.494cm" style:writing-mode="lr-tb"/>
    </style:style>
    <style:style style:name="T16_1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6_2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6_3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6_4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6_5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6_6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17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9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17_1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1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1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1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1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1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1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17_1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18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18_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1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1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1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1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1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1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1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1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1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8_1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8_2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2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2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18_2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P19" style:family="paragraph" style:parent-style-name="Heading_20_3">
      <style:paragraph-properties fo:break-before="auto" fo:line-height="115%" fo:margin-top="0.494cm" style:writing-mode="lr-tb"/>
    </style:style>
    <style:style style:name="T19_1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9_2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9_3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9_4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9_5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9_6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9_7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9_8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20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1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1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1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1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1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1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1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1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1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2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2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2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2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2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2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2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2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2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2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3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3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0_3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21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21_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1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1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1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1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1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1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1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21_1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1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1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2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2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2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2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2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1_2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P22" style:family="paragraph" style:parent-style-name="Heading_20_3">
      <style:paragraph-properties fo:break-before="auto" fo:line-height="115%" fo:margin-top="0.494cm" style:writing-mode="lr-tb"/>
    </style:style>
    <style:style style:name="T22_1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2_2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2_3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2_4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2_5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2_6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23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3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3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3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3_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3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3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3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3_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3_1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3_1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3_1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24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24_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1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1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1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24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4_1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1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1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4_1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P25" style:family="paragraph" style:parent-style-name="Heading_20_3">
      <style:paragraph-properties fo:break-before="auto" fo:line-height="115%" fo:margin-top="0.494cm" style:writing-mode="lr-tb"/>
    </style:style>
    <style:style style:name="T25_1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5_2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5_3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5_4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5_5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5_6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26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26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1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1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1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1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1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6_1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27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27_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1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27_1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1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1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1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1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1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1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1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1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2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2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2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27_2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P28" style:family="paragraph" style:parent-style-name="Heading_20_3">
      <style:paragraph-properties fo:break-before="auto" fo:line-height="115%" fo:margin-top="0.494cm" style:writing-mode="lr-tb"/>
    </style:style>
    <style:style style:name="T28_1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8_2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8_3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8_4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8_5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8_6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8_7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28_8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29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1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1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1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1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1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1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1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1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1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2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2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2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2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2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29_2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30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30_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1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1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1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1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1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30_1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1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1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1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1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2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2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2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2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2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0_2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P31" style:family="paragraph" style:parent-style-name="Heading_20_3">
      <style:paragraph-properties fo:break-before="auto" fo:line-height="115%" fo:margin-top="0.494cm" style:writing-mode="lr-tb"/>
    </style:style>
    <style:style style:name="T31_1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1_2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1_3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1_4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1_5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1_6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32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5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32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1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1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1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1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1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1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1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1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1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2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2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2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2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2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2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2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2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2_2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33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33_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1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1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1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1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33_1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33_1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1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1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1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1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2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2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2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2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2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2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2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3_2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P34" style:family="paragraph" style:parent-style-name="Heading_20_3">
      <style:paragraph-properties fo:break-before="auto" fo:line-height="115%" fo:margin-top="0.494cm" style:writing-mode="lr-tb"/>
    </style:style>
    <style:style style:name="T34_1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4_2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4_3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4_4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4_5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4_6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35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35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5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35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1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1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1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1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1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1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1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1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1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5_2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36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36_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6_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6_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6_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6_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6_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6_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6_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6_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6_1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6_1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6_1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6_1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6_1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36_1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P37" style:family="paragraph" style:parent-style-name="Heading_20_3">
      <style:paragraph-properties fo:break-before="auto" fo:line-height="115%" fo:margin-top="0.494cm" style:writing-mode="lr-tb"/>
    </style:style>
    <style:style style:name="T37_1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7_2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7_3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7_4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7_5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37_6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38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38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5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38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1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1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1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1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1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1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1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38_1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39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39_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1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1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1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1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1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1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1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1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1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1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2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2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39_2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39_2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P40" style:family="paragraph" style:parent-style-name="Heading_20_3">
      <style:paragraph-properties fo:break-before="auto" fo:line-height="115%" fo:margin-top="0.494cm" style:writing-mode="lr-tb"/>
    </style:style>
    <style:style style:name="T40_1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0_2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0_3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0_4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0_5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0_6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0_7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40_8" style:family="text">
      <style:text-properties fo:background-color="#cbcbcb" fo:color="#3f3530"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41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41_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1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11" style:family="text">
      <style:text-properties fo:background-color="#cbcbcb" fo:font-style="italic" style:font-style-asian="italic" style:font-style-complex="italic" fo:color="#3f3530" style:font-name="Verdana" fo:font-size="9pt" style:font-name-asian="Verdana" style:font-size-asian="9pt" style:font-name-complex="Verdana" style:font-size-complex="9pt"/>
    </style:style>
    <style:style style:name="T41_1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1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1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1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1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1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1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1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2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2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2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2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2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2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2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2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2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2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3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3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3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33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34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35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36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37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38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39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40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41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T41_42" style:family="text">
      <style:text-properties fo:background-color="#cbcbcb" fo:color="#3f3530" style:font-name="Verdana" fo:font-size="9pt" style:font-name-asian="Verdana" style:font-size-asian="9pt" style:font-name-complex="Verdana" style:font-size-complex="9pt"/>
    </style:style>
    <style:style style:name="P42" style:family="paragraph" style:parent-style-name="Standard">
      <style:paragraph-properties fo:break-before="auto" fo:text-indent="0cm" fo:line-height="123%" fo:margin-top="0.141cm" fo:margin-bottom="0.529cm" fo:margin-left="0.141cm" fo:margin-right="0.141cm" style:writing-mode="lr-tb"/>
    </style:style>
    <style:style style:name="T42_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1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1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1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1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1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1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1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1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18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19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20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21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22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23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24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42_25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26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T42_27" style:family="text">
      <style:text-properties fo:background-color="#cbcbcb" fo:font-style="italic" style:font-style-asian="italic" style:font-style-complex="italic" fo:color="#ff6600" style:font-name="Verdana" fo:font-size="9pt" style:font-name-asian="Verdana" style:font-size-asian="9pt" style:font-name-complex="Verdana" style:font-size-complex="9pt"/>
    </style:style>
    <style:style style:name="P43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qxmnmfezuft6"/><text:bookmark-end text:name="h.qxmnmfezuft6"/><text:span text:style-name="T1_1">How</text:span><text:span text:style-name="T1_2"><text:s/></text:span><text:span text:style-name="T1_3">to</text:span><text:span text:style-name="T1_4"><text:s/></text:span><text:span text:style-name="T1_5">use</text:span><text:span text:style-name="T1_6"><text:s/>'</text:span><text:span text:style-name="T1_7">over</text:span><text:span text:style-name="T1_8">'</text:span></text:h>
      <text:p text:style-name="P2"><text:span text:style-name="T2_1">There</text:span><text:span text:style-name="T2_2"><text:s/></text:span><text:span text:style-name="T2_3">time</text:span><text:span text:style-name="T2_4"><text:s/></text:span><text:span text:style-name="T2_5">as</text:span><text:span text:style-name="T2_6"><text:s/></text:span><text:span text:style-name="T2_7">University</text:span><text:span text:style-name="T2_8"><text:s/></text:span><text:span text:style-name="T2_9">is</text:span><text:span text:style-name="T2_10"><text:s/></text:span><text:span text:style-name="T2_11">now</text:span><text:span text:style-name="T2_12"><text:s/></text:span><text:span text:style-name="T2_13">over</text:span><text:span text:style-name="T2_14">.'</text:span></text:p>
      <text:p text:style-name="P3"><text:span text:style-name="T3_1">The</text:span><text:span text:style-name="T3_2"><text:s/></text:span><text:span text:style-name="T3_3">word</text:span><text:span text:style-name="T3_4"><text:s/></text:span><text:span text:style-name="T3_5">over</text:span><text:span text:style-name="T3_6"><text:s/></text:span><text:span text:style-name="T3_7">can</text:span><text:span text:style-name="T3_8"><text:s/></text:span><text:span text:style-name="T3_9">be</text:span><text:span text:style-name="T3_10"><text:s/></text:span><text:span text:style-name="T3_11">used</text:span><text:span text:style-name="T3_12"><text:s/></text:span><text:span text:style-name="T3_13">as</text:span><text:span text:style-name="T3_14"><text:s/></text:span><text:span text:style-name="T3_15">in</text:span><text:span text:style-name="T3_16"><text:s/></text:span><text:span text:style-name="T3_17">a</text:span><text:span text:style-name="T3_18"><text:s/></text:span><text:span text:style-name="T3_19">number</text:span><text:span text:style-name="T3_20"><text:s/></text:span><text:span text:style-name="T3_21">of</text:span><text:span text:style-name="T3_22"><text:s/></text:span><text:span text:style-name="T3_23">ways</text:span><text:span text:style-name="T3_24"><text:s/></text:span><text:span text:style-name="T3_25">as</text:span><text:span text:style-name="T3_26"><text:s/></text:span><text:span text:style-name="T3_27">a</text:span><text:span text:style-name="T3_28"><text:s/></text:span><text:span text:style-name="T3_29">preposition</text:span><text:span text:style-name="T3_30">,<text:s/></text:span><text:span text:style-name="T3_31">adjective</text:span><text:span text:style-name="T3_32"><text:s/></text:span><text:span text:style-name="T3_33">or</text:span><text:span text:style-name="T3_34"><text:s/></text:span><text:span text:style-name="T3_35">adverb</text:span><text:span text:style-name="T3_36">.<text:s/></text:span><text:span text:style-name="T3_37">Let</text:span><text:span text:style-name="T3_38">'</text:span><text:span text:style-name="T3_39">s</text:span><text:span text:style-name="T3_40"><text:s/></text:span><text:span text:style-name="T3_41">take</text:span><text:span text:style-name="T3_42"><text:s/></text:span><text:span text:style-name="T3_43">a</text:span><text:span text:style-name="T3_44"><text:s/></text:span><text:span text:style-name="T3_45">look</text:span><text:span text:style-name="T3_46"><text:s/></text:span><text:span text:style-name="T3_47">at</text:span><text:span text:style-name="T3_48"><text:s/></text:span><text:span text:style-name="T3_49">some</text:span><text:span text:style-name="T3_50"><text:s/></text:span><text:span text:style-name="T3_51">of</text:span><text:span text:style-name="T3_52"><text:s/></text:span><text:span text:style-name="T3_53">its</text:span><text:span text:style-name="T3_54"><text:s/></text:span><text:span text:style-name="T3_55">more</text:span><text:span text:style-name="T3_56"><text:s/></text:span><text:span text:style-name="T3_57">basic</text:span><text:span text:style-name="T3_58"><text:s/></text:span><text:span text:style-name="T3_59">uses</text:span><text:span text:style-name="T3_60">:</text:span></text:p>
      <text:h text:style-name="P4" text:outline-level="10"><text:bookmark-start text:name="h.1ofdxfz6oceb"/><text:bookmark-end text:name="h.1ofdxfz6oceb"/><text:span text:style-name="T4_1">over</text:span><text:span text:style-name="T4_2"><text:s/></text:span><text:span text:style-name="T4_3">for</text:span><text:span text:style-name="T4_4"><text:s/></text:span><text:span text:style-name="T4_5">a</text:span><text:span text:style-name="T4_6"><text:s/>'</text:span><text:span text:style-name="T4_7">higher</text:span><text:span text:style-name="T4_8"><text:s/></text:span><text:span text:style-name="T4_9">position</text:span><text:span text:style-name="T4_10">'</text:span></text:h>
      <text:p text:style-name="P5"><text:span text:style-name="T5_1">Above</text:span><text:span text:style-name="T5_2"><text:s/></text:span><text:span text:style-name="T5_3">or</text:span><text:span text:style-name="T5_4"><text:s/></text:span><text:span text:style-name="T5_5">higher</text:span><text:span text:style-name="T5_6"><text:s/></text:span><text:span text:style-name="T5_7">than</text:span><text:span text:style-name="T5_8"><text:s/></text:span><text:span text:style-name="T5_9">something</text:span><text:span text:style-name="T5_10"><text:s/></text:span><text:span text:style-name="T5_11">else</text:span><text:span text:style-name="T5_12">,<text:s/></text:span><text:span text:style-name="T5_13">sometimes</text:span><text:span text:style-name="T5_14"><text:s/></text:span><text:span text:style-name="T5_15">when</text:span><text:span text:style-name="T5_16"><text:s/></text:span><text:span text:style-name="T5_17">one</text:span><text:span text:style-name="T5_18"><text:s/></text:span><text:span text:style-name="T5_19">thing</text:span><text:span text:style-name="T5_20"><text:s/></text:span><text:span text:style-name="T5_21">covers</text:span><text:span text:style-name="T5_22"><text:s/></text:span><text:span text:style-name="T5_23">the</text:span><text:span text:style-name="T5_24"><text:s/></text:span><text:span text:style-name="T5_25">other</text:span><text:span text:style-name="T5_26">:</text:span></text:p>
      <text:p text:style-name="P6"><text:span text:style-name="T6_1">'</text:span><text:span text:style-name="T6_2">The</text:span><text:span text:style-name="T6_3"><text:s/></text:span><text:span text:style-name="T6_4">plane</text:span><text:span text:style-name="T6_5"><text:s/></text:span><text:span text:style-name="T6_6">flew</text:span><text:span text:style-name="T6_7"><text:s/></text:span><text:span text:style-name="T6_8">over</text:span><text:span text:style-name="T6_9"><text:s/></text:span><text:span text:style-name="T6_10">the</text:span><text:span text:style-name="T6_11"><text:s/></text:span><text:span text:style-name="T6_12">city</text:span><text:span text:style-name="T6_13">'</text:span></text:p>
      <text:h text:style-name="P7" text:outline-level="10"><text:bookmark-start text:name="h.j6pf2cs7uvt7"/><text:bookmark-end text:name="h.j6pf2cs7uvt7"/><text:span text:style-name="T7_1">over</text:span><text:span text:style-name="T7_2"><text:s/></text:span><text:span text:style-name="T7_3">as</text:span><text:span text:style-name="T7_4"><text:s/>'</text:span><text:span text:style-name="T7_5">across</text:span><text:span text:style-name="T7_6">'</text:span></text:h>
      <text:p text:style-name="P8"><text:span text:style-name="T8_1">As</text:span><text:span text:style-name="T8_2"><text:s/></text:span><text:span text:style-name="T8_3">a</text:span><text:span text:style-name="T8_4"><text:s/></text:span><text:span text:style-name="T8_5">preposition</text:span><text:span text:style-name="T8_6"><text:s/>'</text:span><text:span text:style-name="T8_7">over</text:span><text:span text:style-name="T8_8">'<text:s/></text:span><text:span text:style-name="T8_9">is</text:span><text:span text:style-name="T8_10"><text:s/></text:span><text:span text:style-name="T8_11">used</text:span><text:span text:style-name="T8_12"><text:s/></text:span><text:span text:style-name="T8_13">when</text:span><text:span text:style-name="T8_14"><text:s/></text:span><text:span text:style-name="T8_15">crossing</text:span><text:span text:style-name="T8_16"><text:s/></text:span><text:span text:style-name="T8_17">from</text:span><text:span text:style-name="T8_18"><text:s/></text:span><text:span text:style-name="T8_19">one</text:span><text:span text:style-name="T8_20"><text:s/></text:span><text:span text:style-name="T8_21">side</text:span><text:span text:style-name="T8_22"><text:s/></text:span><text:span text:style-name="T8_23">to</text:span><text:span text:style-name="T8_24"><text:s/></text:span><text:span text:style-name="T8_25">the</text:span><text:span text:style-name="T8_26"><text:s/></text:span><text:span text:style-name="T8_27">other</text:span><text:span text:style-name="T8_28">,<text:s/></text:span><text:span text:style-name="T8_29">usually</text:span><text:span text:style-name="T8_30"><text:s/></text:span><text:span text:style-name="T8_31">when</text:span><text:span text:style-name="T8_32"><text:s/></text:span><text:span text:style-name="T8_33">going</text:span><text:span text:style-name="T8_34"><text:s/></text:span><text:span text:style-name="T8_35">up</text:span><text:span text:style-name="T8_36"><text:s/></text:span><text:span text:style-name="T8_37">and</text:span><text:span text:style-name="T8_38"><text:s/></text:span><text:span text:style-name="T8_39">then</text:span><text:span text:style-name="T8_40"><text:s/></text:span><text:span text:style-name="T8_41">down</text:span><text:span text:style-name="T8_42">:</text:span></text:p>
      <text:p text:style-name="P9"><text:span text:style-name="T9_1">'</text:span><text:span text:style-name="T9_2">She</text:span><text:span text:style-name="T9_3"><text:s/></text:span><text:span text:style-name="T9_4">drove</text:span><text:span text:style-name="T9_5"><text:s/></text:span><text:span text:style-name="T9_6">her</text:span><text:span text:style-name="T9_7"><text:s/></text:span><text:span text:style-name="T9_8">car</text:span><text:span text:style-name="T9_9"><text:s/></text:span><text:span text:style-name="T9_10">over</text:span><text:span text:style-name="T9_11"><text:s/></text:span><text:span text:style-name="T9_12">the</text:span><text:span text:style-name="T9_13"><text:s/></text:span><text:span text:style-name="T9_14">hill</text:span><text:span text:style-name="T9_15">.'</text:span></text:p>
      <text:h text:style-name="P10" text:outline-level="10"><text:bookmark-start text:name="h.ecylapvzly93"/><text:bookmark-end text:name="h.ecylapvzly93"/><text:span text:style-name="T10_1">over</text:span><text:span text:style-name="T10_2"><text:s/></text:span><text:span text:style-name="T10_3">as</text:span><text:span text:style-name="T10_4"><text:s/>'</text:span><text:span text:style-name="T10_5">more</text:span><text:span text:style-name="T10_6"><text:s/></text:span><text:span text:style-name="T10_7">than</text:span><text:span text:style-name="T10_8">'</text:span></text:h>
      <text:p text:style-name="P11"><text:span text:style-name="T11_1">'</text:span><text:span text:style-name="T11_2">Over</text:span><text:span text:style-name="T11_3">'<text:s/></text:span><text:span text:style-name="T11_4">is</text:span><text:span text:style-name="T11_5"><text:s/></text:span><text:span text:style-name="T11_6">used</text:span><text:span text:style-name="T11_7"><text:s/></text:span><text:span text:style-name="T11_8">as</text:span><text:span text:style-name="T11_9"><text:s/></text:span><text:span text:style-name="T11_10">a</text:span><text:span text:style-name="T11_11"><text:s/></text:span><text:span text:style-name="T11_12">preposition</text:span><text:span text:style-name="T11_13"><text:s/></text:span><text:span text:style-name="T11_14">to</text:span><text:span text:style-name="T11_15"><text:s/></text:span><text:span text:style-name="T11_16">mean</text:span><text:span text:style-name="T11_17"><text:s/>'</text:span><text:span text:style-name="T11_18">more</text:span><text:span text:style-name="T11_19"><text:s/></text:span><text:span text:style-name="T11_20">than</text:span><text:span text:style-name="T11_21">':</text:span></text:p>
      <text:p text:style-name="P12"><text:span text:style-name="T12_1">'</text:span><text:span text:style-name="T12_2">The</text:span><text:span text:style-name="T12_3"><text:s/></text:span><text:span text:style-name="T12_4">repairs</text:span><text:span text:style-name="T12_5"><text:s/></text:span><text:span text:style-name="T12_6">to</text:span><text:span text:style-name="T12_7"><text:s/></text:span><text:span text:style-name="T12_8">my</text:span><text:span text:style-name="T12_9"><text:s/></text:span><text:span text:style-name="T12_10">car</text:span><text:span text:style-name="T12_11"><text:s/></text:span><text:span text:style-name="T12_12">will</text:span><text:span text:style-name="T12_13"><text:s/></text:span><text:span text:style-name="T12_14">cost</text:span><text:span text:style-name="T12_15"><text:s/></text:span><text:span text:style-name="T12_16">over</text:span><text:span text:style-name="T12_17"><text:s/>$1000.'</text:span></text:p>
      <text:h text:style-name="P13" text:outline-level="10"><text:bookmark-start text:name="h.nvw0a1yun2k7"/><text:bookmark-end text:name="h.nvw0a1yun2k7"/><text:span text:style-name="T13_1">over</text:span><text:span text:style-name="T13_2"><text:s/></text:span><text:span text:style-name="T13_3">as</text:span><text:span text:style-name="T13_4"><text:s/>'</text:span><text:span text:style-name="T13_5">down</text:span><text:span text:style-name="T13_6">'</text:span></text:h>
      <text:p text:style-name="P14"><text:span text:style-name="T14_1">When</text:span><text:span text:style-name="T14_2"><text:s/></text:span><text:span text:style-name="T14_3">used</text:span><text:span text:style-name="T14_4"><text:s/></text:span><text:span text:style-name="T14_5">in</text:span><text:span text:style-name="T14_6"><text:s/></text:span><text:span text:style-name="T14_7">a</text:span><text:span text:style-name="T14_8"><text:s/></text:span><text:span text:style-name="T14_9">phrasal</text:span><text:span text:style-name="T14_10"><text:s/></text:span><text:span text:style-name="T14_11">verb</text:span><text:span text:style-name="T14_12"><text:s/>'</text:span><text:span text:style-name="T14_13">over</text:span><text:span text:style-name="T14_14">'<text:s/></text:span><text:span text:style-name="T14_15">means</text:span><text:span text:style-name="T14_16"><text:s/>'</text:span><text:span text:style-name="T14_17">down</text:span><text:span text:style-name="T14_18">':</text:span></text:p>
      <text:p text:style-name="P15"><text:span text:style-name="T15_1">'</text:span><text:span text:style-name="T15_2">The</text:span><text:span text:style-name="T15_3"><text:s/></text:span><text:span text:style-name="T15_4">old</text:span><text:span text:style-name="T15_5"><text:s/></text:span><text:span text:style-name="T15_6">man</text:span><text:span text:style-name="T15_7"><text:s/></text:span><text:span text:style-name="T15_8">fell</text:span><text:span text:style-name="T15_9"><text:s/></text:span><text:span text:style-name="T15_10">over</text:span><text:span text:style-name="T15_11"><text:s/></text:span><text:span text:style-name="T15_12">and</text:span><text:span text:style-name="T15_13"><text:s/></text:span><text:span text:style-name="T15_14">broke</text:span><text:span text:style-name="T15_15"><text:s/></text:span><text:span text:style-name="T15_16">his</text:span><text:span text:style-name="T15_17"><text:s/></text:span><text:span text:style-name="T15_18">hand</text:span><text:span text:style-name="T15_19">.'</text:span></text:p>
      <text:h text:style-name="P16" text:outline-level="10"><text:bookmark-start text:name="h.r8y89vbgo11"/><text:bookmark-end text:name="h.r8y89vbgo11"/><text:span text:style-name="T16_1">over</text:span><text:span text:style-name="T16_2"><text:s/></text:span><text:span text:style-name="T16_3">as</text:span><text:span text:style-name="T16_4"><text:s/>'</text:span><text:span text:style-name="T16_5">using</text:span><text:span text:style-name="T16_6">'</text:span></text:h>
      <text:p text:style-name="P17"><text:span text:style-name="T17_1">When</text:span><text:span text:style-name="T17_2"><text:s/></text:span><text:span text:style-name="T17_3">used</text:span><text:span text:style-name="T17_4"><text:s/></text:span><text:span text:style-name="T17_5">as</text:span><text:span text:style-name="T17_6"><text:s/></text:span><text:span text:style-name="T17_7">a</text:span><text:span text:style-name="T17_8"><text:s/></text:span><text:span text:style-name="T17_9">preposition</text:span><text:span text:style-name="T17_10"><text:s/>'</text:span><text:span text:style-name="T17_11">over</text:span><text:span text:style-name="T17_12">'<text:s/></text:span><text:span text:style-name="T17_13">can</text:span><text:span text:style-name="T17_14"><text:s/></text:span><text:span text:style-name="T17_15">mean</text:span><text:span text:style-name="T17_16"><text:s/>'</text:span><text:span text:style-name="T17_17">using</text:span><text:span text:style-name="T17_18">':</text:span></text:p>
      <text:p text:style-name="P18"><text:span text:style-name="T18_1">'</text:span><text:span text:style-name="T18_2">I</text:span><text:span text:style-name="T18_3"><text:s/></text:span><text:span text:style-name="T18_4">don</text:span><text:span text:style-name="T18_5">'</text:span><text:span text:style-name="T18_6">t</text:span><text:span text:style-name="T18_7"><text:s/></text:span><text:span text:style-name="T18_8">like</text:span><text:span text:style-name="T18_9"><text:s/></text:span><text:span text:style-name="T18_10">talking</text:span><text:span text:style-name="T18_11"><text:s/></text:span><text:span text:style-name="T18_12">about</text:span><text:span text:style-name="T18_13"><text:s/></text:span><text:span text:style-name="T18_14">personal</text:span><text:span text:style-name="T18_15"><text:s/></text:span><text:span text:style-name="T18_16">things</text:span><text:span text:style-name="T18_17"><text:s/></text:span><text:span text:style-name="T18_18">over</text:span><text:span text:style-name="T18_19"><text:s/></text:span><text:span text:style-name="T18_20">the</text:span><text:span text:style-name="T18_21"><text:s/></text:span><text:span text:style-name="T18_22">phone</text:span><text:span text:style-name="T18_23">.'</text:span></text:p>
      <text:h text:style-name="P19" text:outline-level="10"><text:bookmark-start text:name="h.fwyiqsbn5sj6"/><text:bookmark-end text:name="h.fwyiqsbn5sj6"/><text:span text:style-name="T19_1">over</text:span><text:span text:style-name="T19_2"><text:s/></text:span><text:span text:style-name="T19_3">as</text:span><text:span text:style-name="T19_4"><text:s/>'</text:span><text:span text:style-name="T19_5">other</text:span><text:span text:style-name="T19_6"><text:s/></text:span><text:span text:style-name="T19_7">side</text:span><text:span text:style-name="T19_8">'</text:span></text:h>
      <text:p text:style-name="P20"><text:span text:style-name="T20_1">When</text:span><text:span text:style-name="T20_2"><text:s/></text:span><text:span text:style-name="T20_3">using</text:span><text:span text:style-name="T20_4"><text:s/>'</text:span><text:span text:style-name="T20_5">over</text:span><text:span text:style-name="T20_6">'<text:s/></text:span><text:span text:style-name="T20_7">as</text:span><text:span text:style-name="T20_8"><text:s/></text:span><text:span text:style-name="T20_9">a</text:span><text:span text:style-name="T20_10"><text:s/></text:span><text:span text:style-name="T20_11">preposition</text:span><text:span text:style-name="T20_12"><text:s/></text:span><text:span text:style-name="T20_13">of</text:span><text:span text:style-name="T20_14"><text:s/></text:span><text:span text:style-name="T20_15">place</text:span><text:span text:style-name="T20_16"><text:s/></text:span><text:span text:style-name="T20_17">it</text:span><text:span text:style-name="T20_18"><text:s/></text:span><text:span text:style-name="T20_19">can</text:span><text:span text:style-name="T20_20"><text:s/></text:span><text:span text:style-name="T20_21">be</text:span><text:span text:style-name="T20_22"><text:s/></text:span><text:span text:style-name="T20_23">used</text:span><text:span text:style-name="T20_24"><text:s/></text:span><text:span text:style-name="T20_25">to</text:span><text:span text:style-name="T20_26"><text:s/></text:span><text:span text:style-name="T20_27">mean</text:span><text:span text:style-name="T20_28"><text:s/>'</text:span><text:span text:style-name="T20_29">other</text:span><text:span text:style-name="T20_30"><text:s/></text:span><text:span text:style-name="T20_31">side</text:span><text:span text:style-name="T20_32">':</text:span></text:p>
      <text:p text:style-name="P21"><text:span text:style-name="T21_1">'</text:span><text:span text:style-name="T21_2">The</text:span><text:span text:style-name="T21_3"><text:s/></text:span><text:span text:style-name="T21_4">hotel</text:span><text:span text:style-name="T21_5"><text:s/></text:span><text:span text:style-name="T21_6">I</text:span><text:span text:style-name="T21_7">'</text:span><text:span text:style-name="T21_8">m</text:span><text:span text:style-name="T21_9"><text:s/></text:span><text:span text:style-name="T21_10">staying</text:span><text:span text:style-name="T21_11"><text:s/></text:span><text:span text:style-name="T21_12">at</text:span><text:span text:style-name="T21_13"><text:s/></text:span><text:span text:style-name="T21_14">is</text:span><text:span text:style-name="T21_15"><text:s/></text:span><text:span text:style-name="T21_16">over</text:span><text:span text:style-name="T21_17"><text:s/></text:span><text:span text:style-name="T21_18">the</text:span><text:span text:style-name="T21_19"><text:s/></text:span><text:span text:style-name="T21_20">road</text:span><text:span text:style-name="T21_21"><text:s/></text:span><text:span text:style-name="T21_22">from</text:span><text:span text:style-name="T21_23"><text:s/></text:span><text:span text:style-name="T21_24">here</text:span><text:span text:style-name="T21_25">.'</text:span></text:p>
      <text:h text:style-name="P22" text:outline-level="10"><text:bookmark-start text:name="h.wvqlx75d7pyd"/><text:bookmark-end text:name="h.wvqlx75d7pyd"/><text:span text:style-name="T22_1">over</text:span><text:span text:style-name="T22_2"><text:s/></text:span><text:span text:style-name="T22_3">as</text:span><text:span text:style-name="T22_4"><text:s/>'</text:span><text:span text:style-name="T22_5">during</text:span><text:span text:style-name="T22_6">'</text:span></text:h>
      <text:p text:style-name="P23"><text:span text:style-name="T23_1">During</text:span><text:span text:style-name="T23_2"><text:s/></text:span><text:span text:style-name="T23_3">something</text:span><text:span text:style-name="T23_4">,<text:s/></text:span><text:span text:style-name="T23_5">or</text:span><text:span text:style-name="T23_6"><text:s/></text:span><text:span text:style-name="T23_7">while</text:span><text:span text:style-name="T23_8"><text:s/></text:span><text:span text:style-name="T23_9">doing</text:span><text:span text:style-name="T23_10"><text:s/></text:span><text:span text:style-name="T23_11">something</text:span><text:span text:style-name="T23_12">:</text:span></text:p>
      <text:p text:style-name="P24"><text:span text:style-name="T24_1">'</text:span><text:span text:style-name="T24_2">I</text:span><text:span text:style-name="T24_3">'</text:span><text:span text:style-name="T24_4">ll</text:span><text:span text:style-name="T24_5"><text:s/></text:span><text:span text:style-name="T24_6">read</text:span><text:span text:style-name="T24_7"><text:s/></text:span><text:span text:style-name="T24_8">the</text:span><text:span text:style-name="T24_9"><text:s/></text:span><text:span text:style-name="T24_10">report</text:span><text:span text:style-name="T24_11"><text:s/></text:span><text:span text:style-name="T24_12">over</text:span><text:span text:style-name="T24_13"><text:s/></text:span><text:span text:style-name="T24_14">the</text:span><text:span text:style-name="T24_15"><text:s/></text:span><text:span text:style-name="T24_16">weekend</text:span><text:span text:style-name="T24_17">.'</text:span></text:p>
      <text:h text:style-name="P25" text:outline-level="10"><text:bookmark-start text:name="h.vj7mhwd4nm9n"/><text:bookmark-end text:name="h.vj7mhwd4nm9n"/><text:span text:style-name="T25_1">over</text:span><text:span text:style-name="T25_2"><text:s/></text:span><text:span text:style-name="T25_3">as</text:span><text:span text:style-name="T25_4"><text:s/>'</text:span><text:span text:style-name="T25_5">control</text:span><text:span text:style-name="T25_6">'</text:span></text:h>
      <text:p text:style-name="P26"><text:span text:style-name="T26_1">In</text:span><text:span text:style-name="T26_2"><text:s/></text:span><text:span text:style-name="T26_3">control</text:span><text:span text:style-name="T26_4"><text:s/></text:span><text:span text:style-name="T26_5">of</text:span><text:span text:style-name="T26_6"><text:s/></text:span><text:span text:style-name="T26_7">or</text:span><text:span text:style-name="T26_8"><text:s/></text:span><text:span text:style-name="T26_9">instructing</text:span><text:span text:style-name="T26_10"><text:s/></text:span><text:span text:style-name="T26_11">someone</text:span><text:span text:style-name="T26_12"><text:s/></text:span><text:span text:style-name="T26_13">or</text:span><text:span text:style-name="T26_14"><text:s/></text:span><text:span text:style-name="T26_15">something</text:span><text:span text:style-name="T26_16">:</text:span></text:p>
      <text:p text:style-name="P27"><text:span text:style-name="T27_1">'</text:span><text:span text:style-name="T27_2">The</text:span><text:span text:style-name="T27_3"><text:s/></text:span><text:span text:style-name="T27_4">government</text:span><text:span text:style-name="T27_5"><text:s/></text:span><text:span text:style-name="T27_6">keeps</text:span><text:span text:style-name="T27_7"><text:s/></text:span><text:span text:style-name="T27_8">control</text:span><text:span text:style-name="T27_9"><text:s/></text:span><text:span text:style-name="T27_10">over</text:span><text:span text:style-name="T27_11"><text:s/></text:span><text:span text:style-name="T27_12">what</text:span><text:span text:style-name="T27_13"><text:s/></text:span><text:span text:style-name="T27_14">is</text:span><text:span text:style-name="T27_15"><text:s/></text:span><text:span text:style-name="T27_16">reported</text:span><text:span text:style-name="T27_17"><text:s/></text:span><text:span text:style-name="T27_18">in</text:span><text:span text:style-name="T27_19"><text:s/></text:span><text:span text:style-name="T27_20">the</text:span><text:span text:style-name="T27_21"><text:s/></text:span><text:span text:style-name="T27_22">newspapers</text:span><text:span text:style-name="T27_23">.'</text:span></text:p>
      <text:h text:style-name="P28" text:outline-level="10"><text:bookmark-start text:name="h.s2kyk9qzbota"/><text:bookmark-end text:name="h.s2kyk9qzbota"/><text:span text:style-name="T28_1">over</text:span><text:span text:style-name="T28_2"><text:s/></text:span><text:span text:style-name="T28_3">as</text:span><text:span text:style-name="T28_4"><text:s/>'</text:span><text:span text:style-name="T28_5">connected</text:span><text:span text:style-name="T28_6"><text:s/></text:span><text:span text:style-name="T28_7">with</text:span><text:span text:style-name="T28_8">'</text:span></text:h>
      <text:p text:style-name="P29"><text:span text:style-name="T29_1">'</text:span><text:span text:style-name="T29_2">Over</text:span><text:span text:style-name="T29_3">'<text:s/></text:span><text:span text:style-name="T29_4">is</text:span><text:span text:style-name="T29_5"><text:s/></text:span><text:span text:style-name="T29_6">used</text:span><text:span text:style-name="T29_7"><text:s/></text:span><text:span text:style-name="T29_8">when</text:span><text:span text:style-name="T29_9"><text:s/></text:span><text:span text:style-name="T29_10">referring</text:span><text:span text:style-name="T29_11"><text:s/></text:span><text:span text:style-name="T29_12">to</text:span><text:span text:style-name="T29_13"><text:s/></text:span><text:span text:style-name="T29_14">a</text:span><text:span text:style-name="T29_15"><text:s/></text:span><text:span text:style-name="T29_16">cause</text:span><text:span text:style-name="T29_17"><text:s/></text:span><text:span text:style-name="T29_18">of</text:span><text:span text:style-name="T29_19"><text:s/></text:span><text:span text:style-name="T29_20">interest</text:span><text:span text:style-name="T29_21"><text:s/></text:span><text:span text:style-name="T29_22">or</text:span><text:span text:style-name="T29_23"><text:s/></text:span><text:span text:style-name="T29_24">discussion</text:span><text:span text:style-name="T29_25">:</text:span></text:p>
      <text:p text:style-name="P30"><text:span text:style-name="T30_1">'</text:span><text:span text:style-name="T30_2">There</text:span><text:span text:style-name="T30_3"><text:s/></text:span><text:span text:style-name="T30_4">was</text:span><text:span text:style-name="T30_5"><text:s/></text:span><text:span text:style-name="T30_6">a</text:span><text:span text:style-name="T30_7"><text:s/></text:span><text:span text:style-name="T30_8">lot</text:span><text:span text:style-name="T30_9"><text:s/></text:span><text:span text:style-name="T30_10">of</text:span><text:span text:style-name="T30_11"><text:s/></text:span><text:span text:style-name="T30_12">discussion</text:span><text:span text:style-name="T30_13"><text:s/></text:span><text:span text:style-name="T30_14">over</text:span><text:span text:style-name="T30_15"><text:s/></text:span><text:span text:style-name="T30_16">who</text:span><text:span text:style-name="T30_17"><text:s/></text:span><text:span text:style-name="T30_18">should</text:span><text:span text:style-name="T30_19"><text:s/></text:span><text:span text:style-name="T30_20">get</text:span><text:span text:style-name="T30_21"><text:s/></text:span><text:span text:style-name="T30_22">the</text:span><text:span text:style-name="T30_23"><text:s/></text:span><text:span text:style-name="T30_24">job</text:span><text:span text:style-name="T30_25">.'</text:span></text:p>
      <text:h text:style-name="P31" text:outline-level="10"><text:bookmark-start text:name="h.hanb2rkdm9qb"/><text:bookmark-end text:name="h.hanb2rkdm9qb"/><text:span text:style-name="T31_1">over</text:span><text:span text:style-name="T31_2"><text:s/></text:span><text:span text:style-name="T31_3">as</text:span><text:span text:style-name="T31_4"><text:s/>'</text:span><text:span text:style-name="T31_5">extra</text:span><text:span text:style-name="T31_6">'</text:span></text:h>
      <text:p text:style-name="P32"><text:span text:style-name="T32_1">As</text:span><text:span text:style-name="T32_2"><text:s/></text:span><text:span text:style-name="T32_3">an</text:span><text:span text:style-name="T32_4"><text:s/></text:span><text:span text:style-name="T32_5">adverb</text:span><text:span text:style-name="T32_6"><text:s/>'</text:span><text:span text:style-name="T32_7">over</text:span><text:span text:style-name="T32_8"><text:s/></text:span><text:span text:style-name="T32_9">is</text:span><text:span text:style-name="T32_10"><text:s/></text:span><text:span text:style-name="T32_11">used</text:span><text:span text:style-name="T32_12"><text:s/></text:span><text:span text:style-name="T32_13">to</text:span><text:span text:style-name="T32_14"><text:s/></text:span><text:span text:style-name="T32_15">show</text:span><text:span text:style-name="T32_16"><text:s/></text:span><text:span text:style-name="T32_17">something</text:span><text:span text:style-name="T32_18"><text:s/></text:span><text:span text:style-name="T32_19">is</text:span><text:span text:style-name="T32_20"><text:s/></text:span><text:span text:style-name="T32_21">extra</text:span><text:span text:style-name="T32_22"><text:s/></text:span><text:span text:style-name="T32_23">or</text:span><text:span text:style-name="T32_24"><text:s/></text:span><text:span text:style-name="T32_25">not</text:span><text:span text:style-name="T32_26"><text:s/></text:span><text:span text:style-name="T32_27">used</text:span><text:span text:style-name="T32_28">:</text:span></text:p>
      <text:p text:style-name="P33"><text:span text:style-name="T33_1">'</text:span><text:span text:style-name="T33_2">Do</text:span><text:span text:style-name="T33_3"><text:s/></text:span><text:span text:style-name="T33_4">you</text:span><text:span text:style-name="T33_5"><text:s/></text:span><text:span text:style-name="T33_6">have</text:span><text:span text:style-name="T33_7"><text:s/></text:span><text:span text:style-name="T33_8">any</text:span><text:span text:style-name="T33_9"><text:s/></text:span><text:span text:style-name="T33_10">money</text:span><text:span text:style-name="T33_11"><text:s/></text:span><text:span text:style-name="T33_12">left</text:span><text:span text:style-name="T33_13"><text:s/></text:span><text:span text:style-name="T33_14">over</text:span><text:span text:style-name="T33_15"><text:s/></text:span><text:span text:style-name="T33_16">from</text:span><text:span text:style-name="T33_17"><text:s/></text:span><text:span text:style-name="T33_18">your</text:span><text:span text:style-name="T33_19"><text:s/></text:span><text:span text:style-name="T33_20">trip</text:span><text:span text:style-name="T33_21"><text:s/></text:span><text:span text:style-name="T33_22">to</text:span><text:span text:style-name="T33_23"><text:s/></text:span><text:span text:style-name="T33_24">New</text:span><text:span text:style-name="T33_25"><text:s/></text:span><text:span text:style-name="T33_26">York</text:span><text:span text:style-name="T33_27">.'</text:span></text:p>
      <text:h text:style-name="P34" text:outline-level="10"><text:bookmark-start text:name="h.esgmiidmsqau"/><text:bookmark-end text:name="h.esgmiidmsqau"/><text:span text:style-name="T34_1">over</text:span><text:span text:style-name="T34_2"><text:s/></text:span><text:span text:style-name="T34_3">as</text:span><text:span text:style-name="T34_4"><text:s/>'</text:span><text:span text:style-name="T34_5">finished</text:span><text:span text:style-name="T34_6">'</text:span></text:h>
      <text:p text:style-name="P35"><text:span text:style-name="T35_1">As</text:span><text:span text:style-name="T35_2"><text:s/></text:span><text:span text:style-name="T35_3">an</text:span><text:span text:style-name="T35_4"><text:s/></text:span><text:span text:style-name="T35_5">adjective</text:span><text:span text:style-name="T35_6"><text:s/>'</text:span><text:span text:style-name="T35_7">over</text:span><text:span text:style-name="T35_8">'<text:s/></text:span><text:span text:style-name="T35_9">can</text:span><text:span text:style-name="T35_10"><text:s/></text:span><text:span text:style-name="T35_11">be</text:span><text:span text:style-name="T35_12"><text:s/></text:span><text:span text:style-name="T35_13">used</text:span><text:span text:style-name="T35_14"><text:s/></text:span><text:span text:style-name="T35_15">to</text:span><text:span text:style-name="T35_16"><text:s/></text:span><text:span text:style-name="T35_17">mean</text:span><text:span text:style-name="T35_18"><text:s/>'</text:span><text:span text:style-name="T35_19">finished</text:span><text:span text:style-name="T35_20">':</text:span></text:p>
      <text:p text:style-name="P36"><text:span text:style-name="T36_1">'</text:span><text:span text:style-name="T36_2">What</text:span><text:span text:style-name="T36_3"><text:s/></text:span><text:span text:style-name="T36_4">time</text:span><text:span text:style-name="T36_5"><text:s/></text:span><text:span text:style-name="T36_6">will</text:span><text:span text:style-name="T36_7"><text:s/></text:span><text:span text:style-name="T36_8">the</text:span><text:span text:style-name="T36_9"><text:s/></text:span><text:span text:style-name="T36_10">game</text:span><text:span text:style-name="T36_11"><text:s/></text:span><text:span text:style-name="T36_12">be</text:span><text:span text:style-name="T36_13"><text:s/></text:span><text:span text:style-name="T36_14">over</text:span><text:span text:style-name="T36_15">?'</text:span></text:p>
      <text:h text:style-name="P37" text:outline-level="10"><text:bookmark-start text:name="h.ojusgjxh9jl6"/><text:bookmark-end text:name="h.ojusgjxh9jl6"/><text:span text:style-name="T37_1">over</text:span><text:span text:style-name="T37_2"><text:s/></text:span><text:span text:style-name="T37_3">as</text:span><text:span text:style-name="T37_4"><text:s/>'</text:span><text:span text:style-name="T37_5">again</text:span><text:span text:style-name="T37_6">'</text:span></text:h>
      <text:p text:style-name="P38"><text:span text:style-name="T38_1">As</text:span><text:span text:style-name="T38_2"><text:s/></text:span><text:span text:style-name="T38_3">a</text:span><text:span text:style-name="T38_4"><text:s/></text:span><text:span text:style-name="T38_5">adverb</text:span><text:span text:style-name="T38_6"><text:s/></text:span><text:span text:style-name="T38_7">over</text:span><text:span text:style-name="T38_8"><text:s/></text:span><text:span text:style-name="T38_9">can</text:span><text:span text:style-name="T38_10"><text:s/></text:span><text:span text:style-name="T38_11">mean</text:span><text:span text:style-name="T38_12"><text:s/>'</text:span><text:span text:style-name="T38_13">again</text:span><text:span text:style-name="T38_14">'<text:s/></text:span><text:span text:style-name="T38_15">or</text:span><text:span text:style-name="T38_16"><text:s/>'</text:span><text:span text:style-name="T38_17">repeatedly</text:span><text:span text:style-name="T38_18">':</text:span></text:p>
      <text:p text:style-name="P39"><text:span text:style-name="T39_1">'</text:span><text:span text:style-name="T39_2">I</text:span><text:span text:style-name="T39_3"><text:s/></text:span><text:span text:style-name="T39_4">burnt</text:span><text:span text:style-name="T39_5"><text:s/></text:span><text:span text:style-name="T39_6">the</text:span><text:span text:style-name="T39_7"><text:s/></text:span><text:span text:style-name="T39_8">dinner</text:span><text:span text:style-name="T39_9">,<text:s/></text:span><text:span text:style-name="T39_10">I</text:span><text:span text:style-name="T39_11">'</text:span><text:span text:style-name="T39_12">ll</text:span><text:span text:style-name="T39_13"><text:s/></text:span><text:span text:style-name="T39_14">have</text:span><text:span text:style-name="T39_15"><text:s/></text:span><text:span text:style-name="T39_16">to</text:span><text:span text:style-name="T39_17"><text:s/></text:span><text:span text:style-name="T39_18">do</text:span><text:span text:style-name="T39_19"><text:s/></text:span><text:span text:style-name="T39_20">it</text:span><text:span text:style-name="T39_21"><text:s/></text:span><text:span text:style-name="T39_22">over</text:span><text:span text:style-name="T39_23">.'</text:span></text:p>
      <text:h text:style-name="P40" text:outline-level="10"><text:bookmark-start text:name="h.9jzz325yryp5"/><text:bookmark-end text:name="h.9jzz325yryp5"/><text:span text:style-name="T40_1">over</text:span><text:span text:style-name="T40_2"><text:s/></text:span><text:span text:style-name="T40_3">as</text:span><text:span text:style-name="T40_4"><text:s/>'</text:span><text:span text:style-name="T40_5">feeling</text:span><text:span text:style-name="T40_6"><text:s/></text:span><text:span text:style-name="T40_7">better</text:span><text:span text:style-name="T40_8">'</text:span></text:h>
      <text:p text:style-name="P41"><text:span text:style-name="T41_1">We</text:span><text:span text:style-name="T41_2"><text:s/></text:span><text:span text:style-name="T41_3">use</text:span><text:span text:style-name="T41_4"><text:s/></text:span><text:span text:style-name="T41_5">it</text:span><text:span text:style-name="T41_6"><text:s/></text:span><text:span text:style-name="T41_7">as</text:span><text:span text:style-name="T41_8"><text:s/></text:span><text:span text:style-name="T41_9">a</text:span><text:span text:style-name="T41_10"><text:s/></text:span><text:span text:style-name="T41_11">preposition</text:span><text:span text:style-name="T41_12"><text:s/></text:span><text:span text:style-name="T41_13">to</text:span><text:span text:style-name="T41_14"><text:s/></text:span><text:span text:style-name="T41_15">show</text:span><text:span text:style-name="T41_16"><text:s/></text:span><text:span text:style-name="T41_17">that</text:span><text:span text:style-name="T41_18"><text:s/></text:span><text:span text:style-name="T41_19">we</text:span><text:span text:style-name="T41_20"><text:s/></text:span><text:span text:style-name="T41_21">are</text:span><text:span text:style-name="T41_22"><text:s/></text:span><text:span text:style-name="T41_23">physically</text:span><text:span text:style-name="T41_24"><text:s/></text:span><text:span text:style-name="T41_25">or</text:span><text:span text:style-name="T41_26"><text:s/></text:span><text:span text:style-name="T41_27">mentally</text:span><text:span text:style-name="T41_28"><text:s/></text:span><text:span text:style-name="T41_29">better</text:span><text:span text:style-name="T41_30"><text:s/></text:span><text:span text:style-name="T41_31">after</text:span><text:span text:style-name="T41_32"><text:s/></text:span><text:span text:style-name="T41_33">an</text:span><text:span text:style-name="T41_34"><text:s/></text:span><text:span text:style-name="T41_35">illness</text:span><text:span text:style-name="T41_36"><text:s/></text:span><text:span text:style-name="T41_37">or</text:span><text:span text:style-name="T41_38"><text:s/></text:span><text:span text:style-name="T41_39">bad</text:span><text:span text:style-name="T41_40"><text:s/></text:span><text:span text:style-name="T41_41">experience</text:span><text:span text:style-name="T41_42">:</text:span></text:p>
      <text:p text:style-name="P42"><text:span text:style-name="T42_1">'</text:span><text:span text:style-name="T42_2">I</text:span><text:span text:style-name="T42_3"><text:s/></text:span><text:span text:style-name="T42_4">was</text:span><text:span text:style-name="T42_5"><text:s/></text:span><text:span text:style-name="T42_6">sick</text:span><text:span text:style-name="T42_7"><text:s/></text:span><text:span text:style-name="T42_8">all</text:span><text:span text:style-name="T42_9"><text:s/></text:span><text:span text:style-name="T42_10">last</text:span><text:span text:style-name="T42_11"><text:s/></text:span><text:span text:style-name="T42_12">night</text:span><text:span text:style-name="T42_13">,<text:s/></text:span><text:span text:style-name="T42_14">but</text:span><text:span text:style-name="T42_15"><text:s/></text:span><text:span text:style-name="T42_16">think</text:span><text:span text:style-name="T42_17"><text:s/></text:span><text:span text:style-name="T42_18">I</text:span><text:span text:style-name="T42_19">'</text:span><text:span text:style-name="T42_20">m</text:span><text:span text:style-name="T42_21"><text:s/></text:span><text:span text:style-name="T42_22">getting</text:span><text:span text:style-name="T42_23"><text:s/></text:span><text:span text:style-name="T42_24">over</text:span><text:span text:style-name="T42_25"><text:s/></text:span><text:span text:style-name="T42_26">it</text:span><text:span text:style-name="T42_27">.'</text:span></text:p>
      <text:p text:style-name="P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